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en" fo:country="US" fo:font-weight="bold" officeooo:rsid="000f4bfd" officeooo:paragraph-rsid="000f4bf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language="ru" fo:country="RU" fo:font-weight="normal" officeooo:rsid="000f4bfd" officeooo:paragraph-rsid="000f4bfd" style:font-size-asian="20pt" style:font-weight-asian="normal" style:font-size-complex="20pt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Goliath</text:p>
      <text:p text:style-name="P2">Вообще я уже, вроде, всё сказал в презентации. </text:p>
      <text:p text:style-name="P2">Суть проекта заключается в том, что он является лишь частью чего-то более масштабного; бот-ассистент, если так можно выражаться. В планах не было создавать развлекательную программу, поэтому были добавлены только полезные, на мой взгляд, функции.</text:p>
      <text:p text:style-name="P2"/>
      <text:p text:style-name="P2">К особенностям его я могу отнести довольно-таки неплохую оптимизацию(сначала всё было гораздо хуже). Использованы подключения к Вк как со стороны сообщества, так и со стороны пользователя, для расширения его функционала.</text:p>
      <text:p text:style-name="P2"/>
      <text:p text:style-name="P2">Прочие моменты: хочу поблагодарить Павла <text:span text:style-name="T1">aka qowuie </text:span>за помощь в тестировании бота. Именно он нашёл несколько багов за час до сдач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iri Quran" svg:font-family="'Amiri Quran'" style:font-pitch="variable"/>
    <style:font-face style:name="Liberation Serif" svg:font-family="'Liberation Serif'" style:font-family-generic="roman" style:font-pitch="variable"/>
    <style:font-face style:name="Aparajita" svg:font-family="Aparajita" style:font-family-generic="swiss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9:04:45.810000000</meta:creation-date>
    <dc:date>2020-04-24T19:12:12.222000000</dc:date>
    <meta:editing-duration>PT7M31S</meta:editing-duration>
    <meta:editing-cycles>1</meta:editing-cycles>
    <meta:document-statistic meta:table-count="0" meta:image-count="0" meta:object-count="0" meta:page-count="1" meta:paragraph-count="5" meta:word-count="95" meta:character-count="659" meta:non-whitespace-character-count="568"/>
    <meta:generator>LibreOffice/6.1.1.2$Windows_x86 LibreOffice_project/5d19a1bfa650b796764388cd8b33a5af1f5baa1b</meta:generator>
  </office:meta>
</office:document-meta>
</file>